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center" style:justify-single-word="false"/>
      <style:text-properties fo:font-size="18pt" fo:font-weight="bold" officeooo:rsid="0007c10e" officeooo:paragraph-rsid="0007c10e" style:font-size-asian="15.75pt" style:font-weight-asian="bold" style:font-size-complex="18pt" style:font-weight-complex="bold"/>
    </style:style>
    <style:style style:name="P2" style:family="paragraph" style:parent-style-name="Standard">
      <style:paragraph-properties fo:line-height="150%" fo:text-align="start" style:justify-single-word="false"/>
      <style:text-properties fo:font-size="12pt" fo:font-weight="bold" officeooo:rsid="0007c10e" officeooo:paragraph-rsid="0007c10e" style:font-size-asian="10.5pt" style:font-weight-asian="bold" style:font-size-complex="12pt" style:font-weight-complex="bold"/>
    </style:style>
    <style:style style:name="P3" style:family="paragraph" style:parent-style-name="Standard">
      <style:paragraph-properties fo:line-height="150%" fo:text-align="start" style:justify-single-word="false"/>
      <style:text-properties fo:font-size="12pt" fo:font-weight="normal" officeooo:rsid="0007c10e" officeooo:paragraph-rsid="0007c10e" style:font-size-asian="10.5pt" style:font-weight-asian="normal" style:font-size-complex="12pt" style:font-weight-complex="normal"/>
    </style:style>
    <style:style style:name="P4" style:family="paragraph" style:parent-style-name="Standard">
      <style:paragraph-properties fo:line-height="150%" fo:text-align="start" style:justify-single-word="false"/>
      <style:text-properties fo:font-size="12pt" fo:font-weight="normal" officeooo:rsid="0007c10e" officeooo:paragraph-rsid="0008c0a1" style:font-size-asian="10.5pt" style:font-weight-asian="normal" style:font-size-complex="12pt" style:font-weight-complex="normal"/>
    </style:style>
    <style:style style:name="P5" style:family="paragraph" style:parent-style-name="Standard" style:list-style-name="L1">
      <style:paragraph-properties fo:line-height="150%" fo:text-align="start" style:justify-single-word="false"/>
      <style:text-properties officeooo:paragraph-rsid="0008c0a1"/>
    </style:style>
    <style:style style:name="P6" style:family="paragraph" style:parent-style-name="Standard">
      <style:paragraph-properties fo:line-height="150%" fo:text-align="start" style:justify-single-word="false"/>
      <style:text-properties fo:font-size="12pt" fo:font-weight="normal" officeooo:rsid="0008c0a1" officeooo:paragraph-rsid="0008c0a1" style:font-size-asian="10.5pt" style:font-weight-asian="normal" style:font-size-complex="12pt" style:font-weight-complex="normal"/>
    </style:style>
    <style:style style:name="P7" style:family="paragraph" style:parent-style-name="Standard" style:list-style-name="L2">
      <style:paragraph-properties fo:line-height="150%" fo:text-align="start" style:justify-single-word="false"/>
      <style:text-properties fo:font-size="12pt" fo:font-weight="normal" officeooo:rsid="0008c0a1" officeooo:paragraph-rsid="0008c0a1" style:font-size-asian="10.5pt" style:font-weight-asian="normal" style:font-size-complex="12pt" style:font-weight-complex="normal"/>
    </style:style>
    <style:style style:name="P8" style:family="paragraph" style:parent-style-name="Standard" style:list-style-name="L2">
      <style:paragraph-properties fo:line-height="150%" fo:text-align="start" style:justify-single-word="false"/>
      <style:text-properties fo:font-size="12pt" fo:font-weight="normal" officeooo:rsid="0009f1bb" officeooo:paragraph-rsid="0009f1bb" style:font-size-asian="10.5pt" style:font-weight-asian="normal" style:font-size-complex="12pt" style:font-weight-complex="normal"/>
    </style:style>
    <style:style style:name="P9" style:family="paragraph" style:parent-style-name="Standard">
      <style:paragraph-properties fo:line-height="150%" fo:text-align="start" style:justify-single-word="false"/>
      <style:text-properties fo:font-size="12pt" fo:font-weight="normal" officeooo:rsid="0009f1bb" officeooo:paragraph-rsid="0009f1bb" style:font-size-asian="10.5pt" style:font-weight-asian="normal" style:font-size-complex="12pt" style:font-weight-complex="normal"/>
    </style:style>
    <style:style style:name="P10" style:family="paragraph" style:parent-style-name="Standard" style:list-style-name="L3">
      <style:paragraph-properties fo:line-height="150%" fo:text-align="start" style:justify-single-word="false"/>
      <style:text-properties fo:font-size="12pt" fo:font-weight="normal" officeooo:rsid="0009f1bb" officeooo:paragraph-rsid="0009f1bb" style:font-size-asian="10.5pt" style:font-weight-asian="normal" style:font-size-complex="12pt" style:font-weight-complex="normal"/>
    </style:style>
    <style:style style:name="P11" style:family="paragraph" style:parent-style-name="Standard" style:list-style-name="L4">
      <style:paragraph-properties fo:line-height="150%" fo:text-align="start" style:justify-single-word="false"/>
      <style:text-properties fo:font-size="12pt" fo:font-weight="normal" officeooo:rsid="0009f1bb" officeooo:paragraph-rsid="0009f1bb"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fo:font-size="18pt" fo:font-weight="bold" officeooo:rsid="0007c10e" officeooo:paragraph-rsid="0007c10e" style:font-size-asian="15.75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officeooo:rsid="0008c0a1"/>
    </style:style>
    <style:style style:name="T3" style:family="text">
      <style:text-properties fo:font-size="12pt" fo:font-weight="normal" officeooo:rsid="0008c0a1" style:font-size-asian="10.5pt" style:font-weight-asian="normal" style:font-size-complex="12pt" style:font-weight-complex="normal"/>
    </style:style>
    <style:style style:name="T4" style:family="text">
      <style:text-properties officeooo:rsid="0009f1b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oppy Pancake’s Managed IT</text:p>
      <text:p text:style-name="P2">Mission Statement: <text:span text:style-name="T1">Founded in 2025 by Cole McLain, FPMIT’s mission is to provide caring and detailed IT service to the Eugene community. Computers should be tools with which to run and grow your business, not hinder it; let us help manage your network infrastructure and computer hardware/software needs.</text:span></text:p>
      <text:p text:style-name="P3"/>
      <text:p text:style-name="P2">Values:</text:p>
      <text:p text:style-name="P4">1) Community</text:p>
      <text:list text:style-name="L1">
        <text:list-item>
          <text:p text:style-name="P5">Recognizing that our city is full of interesting individuals, and that we all deserve kindness and respect</text:p>
        </text:list-item>
        <text:list-item>
          <text:p text:style-name="P5">Helping build our local community by providing personalized and quality service</text:p>
        </text:list-item>
        <text:list-item>
          <text:p text:style-name="P5">Providing for the whole community by offering sliding scale <text:span text:style-name="T2">payment </text:span>for those who need IT help but c<text:span text:style-name="T3">an’t afford it</text:span></text:p>
        </text:list-item>
      </text:list>
      <text:p text:style-name="P6">2) Integrity</text:p>
      <text:list text:style-name="L2">
        <text:list-item>
          <text:p text:style-name="P7">Ensuring that service is performed to the highest standards, and that we will perform fast and free <text:span text:style-name="T4">service</text:span> if we make a mistake</text:p>
        </text:list-item>
        <text:list-item>
          <text:p text:style-name="P7">Promoting honesty and trust within and throughout our business</text:p>
        </text:list-item>
        <text:list-item>
          <text:p text:style-name="P8">Assuming full responsibility and transparency for our actions</text:p>
        </text:list-item>
      </text:list>
      <text:p text:style-name="P9">3) Connection</text:p>
      <text:list text:style-name="L3">
        <text:list-item>
          <text:p text:style-name="P10">Fostering a welcome environment for everyone involved in our business</text:p>
        </text:list-item>
        <text:list-item>
          <text:p text:style-name="P10">Creating a workplace culture of fun, openness, dedication, and respect</text:p>
        </text:list-item>
        <text:list-item>
          <text:p text:style-name="P10">Understanding that the human experience is more than just a dollar sign, and that it’s the people around us that provide meaning</text:p>
        </text:list-item>
      </text:list>
      <text:p text:style-name="P9">4) Learning</text:p>
      <text:list text:style-name="L4">
        <text:list-item>
          <text:p text:style-name="P11">Keeping up to date with the latest trends and innovations in the IT industry and applying our knowledge to everything we do</text:p>
        </text:list-item>
        <text:list-item>
          <text:p text:style-name="P11">Educating our coworkers and customers on relevant details</text:p>
        </text:list-item>
        <text:list-item>
          <text:p text:style-name="P11">Promoting continuous learning by sharing interesting information in other fields of interest for our coworkers</text:p>
        </text:list-item>
      </text:list>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01T13:59:55.267060561</meta:creation-date>
    <dc:date>2025-05-01T14:29:35.307977492</dc:date>
    <meta:editing-duration>PT8M37S</meta:editing-duration>
    <meta:editing-cycles>1</meta:editing-cycles>
    <meta:document-statistic meta:table-count="0" meta:image-count="0" meta:object-count="0" meta:page-count="1" meta:paragraph-count="19" meta:word-count="248" meta:character-count="1505" meta:non-whitespace-character-count="1288"/>
    <meta:generator>LibreOffice/25.2.3.1$Linux_X86_64 LibreOffice_project/520$Build-1</meta:generator>
  </office:meta>
</office:document-meta>
</file>